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5-01_07-42-17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3-05-01_02-41-06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5-01_02-32-07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4-30_21-10-5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7" office:value-type="string">
            <text:p>2023-05-01_13-44-0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 office:value-type="string">
            <text:p>2023-04-30_20-36-26_000.jpg</text:p>
          </table:table-cell>
          <table:table-cell table:style-name="ce26" office:value-type="string">
            <text:p>:PHOTO 記録 / subject=計量：重さ / location=台所 / content=きな粉,for=~,other=小麦餅用：すりごま、含む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subject=計量：重さ / location=台所 / content=きな粉,for=~,other=小麦餅用：すりごま、含む">
            <text:p>:PHOTO 記録 / subject=計量：重さ / location=台所 / content=きな粉,for=~,other=小麦餅用：すりごま、含む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8" office:value-type="string">
            <text:p>2023-04-30_20-35-50_000.jpg</text:p>
          </table:table-cell>
          <table:table-cell table:style-name="ce26" office:value-type="string">
            <text:p>:PHOTO 記録 / subject=計量：重さ / location=台所 / content=すりごま：白,for=~,other=小麦餅用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subject=計量：重さ / location=台所 / content=すりごま：白,for=~,other=小麦餅用">
            <text:p>:PHOTO 記録 / subject=計量：重さ / location=台所 / content=すりごま：白,for=~,other=小麦餅用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 office:value-type="string">
            <text:p>2023-04-30_20-36-46_000.jpg</text:p>
          </table:table-cell>
          <table:table-cell table:style-name="ce26" office:value-type="string">
            <text:p>:PHOTO 記録 / subject=計量：重さ / location=台所 / content=塩,for=~,other=小麦餅用：すりごま、きな粉、含む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subject=計量：重さ / location=台所 / content=塩,for=~,other=小麦餅用：すりごま、きな粉、含む">
            <text:p>:PHOTO 記録 / subject=計量：重さ / location=台所 / content=塩,for=~,other=小麦餅用：すりごま、きな粉、含む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3-04-30_20-33-28_000.jpg</text:p>
          </table:table-cell>
          <table:table-cell table:style-name="ce26" office:value-type="string">
            <text:p>:PHOTO 記録 / subject=計量：重さ / location=台所 / content=計量カップ：金属製,fo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 / subject=計量：重さ / location=台所 / content=計量カップ：金属製,for=~,other=~">
            <text:p>:PHOTO 記録 / subject=計量：重さ / location=台所 / content=計量カップ：金属製,for=~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0" office:value-type="string">
            <text:p>2023-05-01_07-51-0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 office:value-type="string">
            <text:p>2023-04-30_18-54-08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4-30_18-54-12_000.jpg</text:p>
          </table:table-cell>
          <table:table-cell table:style-name="ce26" office:value-type="string">
            <text:p>:m :篠笛,shinobue #*# / session-memo:session-1 / p.1-&lt;1&gt;:genre=melody,key=~,session=hour-18,R=1,tempo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5];CONCATENATE([.C15];&quot; / &quot;;[.E13]))" office:value-type="string" office:string-value=":i #*# / topic=篠笛：曲作り / subject=曲のパターン：２つ, content=~, other=~ || :m :th,mysl / topic=~ / content=仁斎を読むと（「童子問」）、「切問」とは何か、はっきりとしてくる,id=~,other=~ / lang=ja || :m :haja,lets / action activity / やること / genre=~ / content=今、笛で曲を作っているやり方で、科学分野での取り組み、進めよう；この世の中と、直接に、話し合っている,other=~">
            <text:p>:i #*# / topic=篠笛：曲作り / subject=曲のパターン：２つ, content=~, other=~ || :m :th,mysl / topic=~ / content=仁斎を読むと（「童子問」）、「切問」とは何か、はっきりとしてくる,id=~,other=~ / lang=ja || :m :haja,lets / action activity / やること / genre=~ / content=今、笛で曲を作っているやり方で、科学分野での取り組み、進めよう；この世の中と、直接に、話し合っている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3-04-30_22-15-39_000.jpg</text:p>
          </table:table-cell>
          <table:table-cell table:style-name="ce26" office:value-type="string">
            <text:p>:m #*# RES / free# S87DP9 記事読み / id~browser~media=IM7M~yan~rt-e / theme=us:nuclear-weapon-program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free# S87DP9 記事読み / id~browser~media=IM7M~yan~rt-e / theme=us:nuclear-weapon-program,content=~,w=~ / genre=~ / other=~">
            <text:p>:m #*# RES / free# S87DP9 記事読み / id~browser~media=IM7M~yan~rt-e / theme=us:nuclear-weapon-program,content=~,w=~ / genre=~ / 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3-05-01_08-04-29_000.jpg</text:p>
          </table:table-cell>
          <table:table-cell table:style-name="ce26" office:value-type="string">
            <text:p>:i #*# / topic=篠笛：曲作り / subject=曲のパターン：２つ, content=~, other=~ || :m :th,mysl / topic=~ / content=仁斎を読むと（「童子問」）、「切問」とは何か、はっきりとしてくる,id=~,other=~ / lang=ja || :m :haja,lets / action activity / やること / genre=~ / content=今、笛で曲を作っているやり方で、科学分野での取り組み、進めよう；この世の中と、直接に、話し合ってい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i #*# / topic=篠笛：曲作り / subject=曲のパターン：２つ, content=~, other=~ || :m :th,mysl / topic=~ / content=仁斎を読むと（「童子問」）、「切問」とは何か、はっきりとしてくる,id=~,other=~ / lang=ja || :m :haja,lets / action activity / やること / genre=~ / content=今、笛で曲を作っているやり方で、科学分野での取り組み、進めよう；この世の中と、直接に、話し合っている,other=~">
            <text:p>:i #*# / topic=篠笛：曲作り / subject=曲のパターン：２つ, content=~, other=~ || :m :th,mysl / topic=~ / content=仁斎を読むと（「童子問」）、「切問」とは何か、はっきりとしてくる,id=~,other=~ / lang=ja || :m :haja,lets / action activity / やること / genre=~ / content=今、笛で曲を作っているやり方で、科学分野での取り組み、進めよう；この世の中と、直接に、話し合っている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0" office:value-type="string">
            <text:p>2023-05-01_08-05-36_000.jpg</text:p>
          </table:table-cell>
          <table:table-cell table:style-name="ce26" office:value-type="string">
            <text:p>:m :th,mysl / topic=~ / content=「重力波がどうの」とかの方が、格好良い；「切問」の方が、「義」に叶っている,id=~,other=~ / lang=ja || :m :th,mysl / topic=眼科での、切問 / content=目が痛む。医者へ行く。「切問」,id=~,other=~ / lang=ja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18" office:value-type="string">
            <text:p>2023-05-01_09-44-27_000.jpg</text:p>
          </table:table-cell>
          <table:table-cell table:style-name="ce26" office:value-type="string">
            <text:p>:m #*# RES / JVEMV6 64#178_2_sonshi / 『孫子』 著者=~,校注=~ / p.23 / w=「経之以五事」「校之以計」,topic=,publisher=明治書院,other=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#*# RES / JVEMV6 64#178_2_sonshi / 『孫子』 著者=~,校注=~ / p.23 / w=「経之以五事」「校之以計」,topic=,publisher=明治書院,other=">
            <text:p>:m #*# RES / JVEMV6 64#178_2_sonshi / 『孫子』 著者=~,校注=~ / p.23 / w=「経之以五事」「校之以計」,topic=,publisher=明治書院,other=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8" office:value-type="string">
            <text:p>2023-05-01_09-46-28_000.jpg</text:p>
          </table:table-cell>
          <table:table-cell table:style-name="ce26" office:value-type="string">
            <text:p>-*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-*">
            <text:p>-*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10" office:value-type="string">
            <text:p>2023-05-01_10-30-39_000.jpg</text:p>
          </table:table-cell>
          <table:table-cell table:style-name="ce26" office:value-type="string">
            <text:p>:m #*# RES / free# S87DP9 記事読み / id~browser~media=FDF1~yan~huanqiu / theme=~,content=~,w=~ / genre=~ / other=~ || :m #*# RES / free# S87DP9 記事読み / id~browser~media=KB05~yan~huanqiu / theme=チベット：通用言語,content=~,w=~ / genre=~ / 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7" office:value-type="string">
            <text:p>2023-05-01_12-37-13_000.jpg</text:p>
          </table:table-cell>
          <table:table-cell table:style-name="ce26" office:value-type="string">
            <text:p>:m #*# / read-docs / theme=塩化金酸水溶液,content=~,id=VF7A, w=厚膜導電ペースト / genre=~ / other=memo+:金；memo+:塩化金酸水溶液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#*# / read-docs / theme=塩化金酸水溶液,content=~,id=VF7A, w=厚膜導電ペースト / genre=~ / other=memo+:金；memo+:塩化金酸水溶液">
            <text:p>:m #*# / read-docs / theme=塩化金酸水溶液,content=~,id=VF7A, w=厚膜導電ペースト / genre=~ / other=memo+:金；memo+:塩化金酸水溶液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7" office:value-type="string">
            <text:p>2023-05-01_17-33-42_000.jpg</text:p>
          </table:table-cell>
          <table:table-cell table:style-name="ce26" office:value-type="string">
            <text:p>:m #*# / read-docs / theme=塩化金酸水溶液,content=~,id=VF7A, w=~ / genre=~ / other=memo+:塩化金；memo+:塩化物；memo+:塩化金酸；memo+:王水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m #*# / read-docs / theme=塩化金酸水溶液,content=~,id=VF7A, w=~ / genre=~ / other=memo+:塩化金；memo+:塩化物；memo+:塩化金酸；memo+:王水">
            <text:p>:m #*# / read-docs / theme=塩化金酸水溶液,content=~,id=VF7A, w=~ / genre=~ / other=memo+:塩化金；memo+:塩化物；memo+:塩化金酸；memo+:王水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3-04-30_18-51-51_000.mp4</text:p>
          </table:table-cell>
          <table:table-cell table:style-name="ce26" office:value-type="string">
            <text:p>:VIDEO / @自室 / 記録 / jap.flute / 演奏、play / R=1 / genre=melody,session=hour-00,memo=~,file-piece-id=~,memo=~,other=adlib+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VIDEO / @自室 / 記録 / jap.flute / 演奏、play / R=1 / genre=melody,session=hour-00,memo=~,file-piece-id=~,memo=~,other=adlib+ / follow+">
            <text:p>:VIDEO / @自室 / 記録 / jap.flute / 演奏、play / R=1 / genre=melody,session=hour-00,memo=~,file-piece-id=~,memo=~,other=adlib+ / follow+</text:p>
          </table:table-cell>
          <table:table-cell table:style-name="ce10" table:formula="of:=RIGHT([.B22];[.K22])" office:value-type="string" office:string-value="mp4">
            <text:p>mp4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1">2023/05/01</text:date>, <text:time>22:09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01T22:09:44.70</dc:date>
    <dc:creator>iwabuchi ken</dc:creator>
    <meta:editing-duration>P56DT3H56M52S</meta:editing-duration>
    <meta:editing-cycles>18361</meta:editing-cycles>
    <meta:document-statistic meta:table-count="2" meta:cell-count="933" meta:object-count="0"/>
    <meta:user-defined meta:name="qrichtext">1</meta:user-defined>
  </office:meta>
</office:document-meta>
</file>